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width="0.102cm" svg:stroke-color="#0f87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c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d0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2.078cm" svg:height="7.562cm" svg:x="7.913cm" svg:y="2.32cm">
          <text:p/>
        </draw:rect>
        <draw:circle draw:style-name="gr2" draw:text-style-name="P2" draw:layer="layout" svg:width="1.353cm" svg:height="1.353cm" svg:x="9.031cm" svg:y="3.113cm">
          <text:p text:style-name="P1"><text:span text:style-name="T1">+</text:span></text:p>
        </draw:circle>
        <draw:rect draw:style-name="gr3" draw:text-style-name="P3" draw:layer="layout" svg:width="2.596cm" svg:height="1.567cm" svg:x="26.986cm" svg:y="3.095cm">
          <text:p text:style-name="P1"><text:span text:style-name="T2">Rules</text:span></text:p>
        </draw:rect>
        <draw:line draw:style-name="gr4" draw:text-style-name="P1" draw:layer="layout" svg:x1="7.427cm" svg:y1="8.297cm" svg:x2="12.272cm" svg:y2="8.297cm">
          <text:p/>
        </draw:line>
        <draw:line draw:style-name="gr5" draw:text-style-name="P1" draw:layer="layout" svg:x1="29.55cm" svg:y1="7.169cm" svg:x2="29.55cm" svg:y2="8.732cm">
          <text:p/>
        </draw:line>
        <draw:rect draw:style-name="gr6" draw:text-style-name="P4" draw:layer="layout" svg:width="4.226cm" svg:height="2.277cm" svg:x="12.372cm" svg:y="7.132cm">
          <text:p text:style-name="P1"><text:span text:style-name="T3">Translator</text:span></text:p>
          <text:p text:style-name="P1"><text:span text:style-name="T3">(Sec. 4)</text:span></text:p>
        </draw:rect>
        <draw:rect draw:style-name="gr7" draw:text-style-name="P5" draw:layer="layout" svg:width="5.553cm" svg:height="2.054cm" svg:x="1.369cm" svg:y="2.733cm">
          <text:p text:style-name="P1"><text:span text:style-name="T4">Configuration </text:span></text:p>
          <text:p text:style-name="P1"><text:span text:style-name="T4">files to verify</text:span></text:p>
        </draw:rect>
        <draw:g>
          <draw:custom-shape draw:style-name="gr8" draw:text-style-name="P1" draw:layer="layout" svg:width="6.009cm" svg:height="2.324cm" draw:transform="rotate (3.1415926535892) translate (6.264cm 8.77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6.112cm" svg:height="2.324cm" draw:transform="rotate (3.1415926535892) translate (6.693cm 9.20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6.272cm" svg:height="2.324cm" draw:transform="rotate (3.1415926535892) translate (7.327cm 9.555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1" draw:layer="layout" svg:width="6.474cm" svg:height="1.673cm" svg:x="1.053cm" svg:y="7.756cm">
            <draw:text-box>
              <text:p text:style-name="P1">A sample dataset of configuration files</text:p>
            </draw:text-box>
          </draw:frame>
        </draw:g>
        <draw:line draw:style-name="gr4" draw:text-style-name="P1" draw:layer="layout" svg:x1="16.695cm" svg:y1="8.257cm" svg:x2="18.347cm" svg:y2="8.257cm">
          <text:p/>
        </draw:line>
        <draw:custom-shape draw:style-name="gr10" draw:text-style-name="P1" draw:layer="layout" svg:width="4.386cm" svg:height="2.324cm" draw:transform="rotate (3.1415926535892) translate (22.951cm 8.77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4.386cm" svg:height="2.324cm" draw:transform="rotate (3.1415926535892) translate (23.38cm 9.20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4.386cm" svg:height="2.324cm" draw:transform="rotate (3.1415926535892) translate (23.852cm 9.555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" draw:layer="layout" svg:width="5.083cm" svg:height="1.673cm" svg:x="19.194cm" svg:y="7.737cm">
          <draw:text-box>
            <text:p text:style-name="P1">Intermediate representation</text:p>
          </draw:text-box>
        </draw:frame>
        <draw:line draw:style-name="gr4" draw:text-style-name="P1" draw:layer="layout" svg:x1="23.97cm" svg:y1="8.257cm" svg:x2="25.622cm" svg:y2="8.257cm">
          <text:p/>
        </draw:line>
        <draw:rect draw:style-name="gr6" draw:text-style-name="P4" draw:layer="layout" svg:width="4.008cm" svg:height="2.277cm" svg:x="25.69cm" svg:y="7.133cm">
          <text:p text:style-name="P1"><text:span text:style-name="T3">Learner</text:span></text:p>
          <text:p text:style-name="P1"><text:span text:style-name="T3">(Sec. 5)</text:span></text:p>
        </draw:rect>
        <draw:line draw:style-name="gr4" draw:text-style-name="P1" draw:layer="layout" svg:x1="28.02cm" svg:y1="6.939cm" svg:x2="28.02cm" svg:y2="4.836cm">
          <text:p/>
        </draw:line>
        <draw:rect draw:style-name="gr6" draw:text-style-name="P4" draw:layer="layout" svg:width="6.181cm" svg:height="2.277cm" svg:x="18.867cm" svg:y="2.73cm">
          <text:p text:style-name="P1"><text:span text:style-name="T3">Rule Refinement</text:span></text:p>
          <text:p text:style-name="P1"><text:span text:style-name="T3">(Sec. 6)</text:span></text:p>
        </draw:rect>
        <draw:rect draw:style-name="gr3" draw:text-style-name="P4" draw:layer="layout" svg:width="5.351cm" svg:height="1.567cm" svg:x="11.869cm" svg:y="3.078cm">
          <text:p text:style-name="P1"><text:span text:style-name="T3">Refined Rules</text:span></text:p>
        </draw:rect>
        <draw:line draw:style-name="gr4" draw:text-style-name="P1" draw:layer="layout" svg:x1="26.8cm" svg:y1="3.833cm" svg:x2="25.148cm" svg:y2="3.833cm">
          <text:p/>
        </draw:line>
        <draw:line draw:style-name="gr4" draw:text-style-name="P1" draw:layer="layout" svg:x1="18.733cm" svg:y1="3.833cm" svg:x2="17.374cm" svg:y2="3.833cm">
          <text:p/>
        </draw:line>
        <draw:line draw:style-name="gr4" draw:text-style-name="P1" draw:layer="layout" svg:x1="7.066cm" svg:y1="3.833cm" svg:x2="8.932cm" svg:y2="3.833cm">
          <text:p/>
        </draw:line>
        <draw:frame draw:style-name="gr9" draw:text-style-name="P6" draw:layer="layout" svg:width="4.026cm" svg:height="1.432cm" svg:x="8.084cm" svg:y="0.039cm">
          <draw:text-box>
            <text:p><text:span text:style-name="T1">User</text:span></text:p>
          </draw:text-box>
        </draw:frame>
        <draw:line draw:style-name="gr4" draw:text-style-name="P1" draw:layer="layout" svg:x1="9.619cm" svg:y1="2.978cm" svg:x2="9.619cm" svg:y2="1.42cm">
          <text:p/>
        </draw:line>
        <draw:line draw:style-name="gr4" draw:text-style-name="P1" draw:layer="layout" svg:x1="11.759cm" svg:y1="3.833cm" svg:x2="10.578cm" svg:y2="3.833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77cm" fo:page-height="10.3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172cm" svg:x="1cm" svg:y="4.334cm"/>
      <draw:page-thumbnail draw:layer="backgroundobjects" svg:width="9.294cm" svg:height="3.172cm" svg:x="1cm" svg:y="12.382cm"/>
      <draw:page-thumbnail draw:layer="backgroundobjects" svg:width="9.294cm" svg:height="3.172cm" svg:x="1cm" svg:y="20.43cm"/>
      <draw:page-thumbnail draw:layer="backgroundobjects" svg:width="9.294cm" svg:height="3.172cm" svg:x="11.295cm" svg:y="4.334cm"/>
      <draw:page-thumbnail draw:layer="backgroundobjects" svg:width="9.294cm" svg:height="3.172cm" svg:x="11.295cm" svg:y="12.382cm"/>
      <draw:page-thumbnail draw:layer="backgroundobjects" svg:width="9.294cm" svg:height="3.172cm" svg:x="11.295cm" svg:y="20.4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18M15S</meta:editing-duration>
    <meta:editing-cycles>17</meta:editing-cycles>
    <dc:date>2017-01-20T20:48:55</dc:date>
    <dc:creator>Ennan Zhai</dc:creator>
    <meta:generator>OpenOffice/4.0.1$Unix OpenOffice.org_project/401m5$Build-9714</meta:generator>
    <meta:document-statistic meta:object-count="51"/>
  </office:meta>
</office:document-meta>
</file>